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1" style:apply-style-name="Bad" style:base-cell-address="Sheet1.B2"/>
    </style:style>
    <style:style style:name="ce12" style:family="table-cell" style:parent-style-name="Default" style:data-style-name="N11">
      <style:map style:condition="cell-content()=1" style:apply-style-name="Bad" style:base-cell-address="Sheet1.B2"/>
    </style:style>
    <style:style style:name="ce5" style:family="table-cell" style:parent-style-name="Default" style:data-style-name="N11"/>
    <style:style style:name="ce6" style:family="table-cell" style:parent-style-name="Default" style:data-style-name="N4"/>
    <style:style style:name="ce15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17" style:family="table-cell" style:parent-style-name="Default" style:data-style-name="N0">
      <style:map style:condition="cell-content()=1" style:apply-style-name="Bad" style:base-cell-address="Sheet1.B2"/>
    </style:style>
    <style:style style:name="ce2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996" table:default-cell-style-name="Default"/>
        <table:table-row table:style-name="ro1">
          <table:table-cell table:style-name="ce2" office:value-type="string" calcext:value-type="string">
            <text:p>Group Members</text:p>
          </table:table-cell>
          <table:table-cell table:style-name="ce1" office:value-type="string" calcext:value-type="string">
            <text:p>Snake bite</text:p>
          </table:table-cell>
          <table:table-cell table:style-name="ce1" office:value-type="string" calcext:value-type="string">
            <text:p>Previous Taps</text:p>
          </table:table-cell>
          <table:table-cell table:style-name="ce1" office:value-type="string" calcext:value-type="string">
            <text:p>Food Score</text:p>
          </table:table-cell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Hunter</text:p>
          </table:table-cell>
          <table:table-cell table:style-name="ce1" office:value-type="string" calcext:value-type="string">
            <text:p>Fisherman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Shelter-builder</text:p>
          </table:table-cell>
          <table:table-cell table:style-name="ce1" office:value-type="string" calcext:value-type="string">
            <text:p>dietary</text:p>
          </table:table-cell>
          <table:table-cell table:style-name="ce1" office:value-type="string" calcext:value-type="string">
            <text:p>Cold</text:p>
          </table:table-cell>
          <table:table-cell table:style-name="ce1" office:value-type="string" calcext:value-type="string">
            <text:p>Dehydration</text:p>
          </table:table-cell>
          <table:table-cell table:style-name="ce1" office:value-type="string" calcext:value-type="string">
            <text:p>Exhaustion</text:p>
          </table:table-cell>
          <table:table-cell table:style-name="ce1" office:value-type="string" calcext:value-type="string">
            <text:p>Food-Borne Illness</text:p>
          </table:table-cell>
          <table:table-cell table:style-name="ce1" office:value-type="string" calcext:value-type="string">
            <text:p>Team-issue</text:p>
          </table:table-cell>
          <table:table-cell table:style-name="ce1" office:value-type="string" calcext:value-type="string">
            <text:p>Illness</text:p>
          </table:table-cell>
          <table:table-cell table:style-name="ce1" office:value-type="string" calcext:value-type="string">
            <text:p>Injury</text:p>
          </table:table-cell>
          <table:table-cell table:style-name="ce1" office:value-type="string" calcext:value-type="string">
            <text:p>Psychological</text:p>
          </table:table-cell>
          <table:table-cell table:style-name="ce1" office:value-type="string" calcext:value-type="string">
            <text:p>Group count</text:p>
          </table:table-cell>
          <table:table-cell table:style-name="ce1" office:value-type="string" calcext:value-type="string">
            <text:p>Survivors</text:p>
          </table:table-cell>
          <table:table-cell table:style-name="ce1" office:value-type="string" calcext:value-type="string">
            <text:p>Taps</text:p>
          </table:table-cell>
          <table:table-cell office:value-type="string" calcext:value-type="string">
            <text:p>Issue Total</text:p>
          </table:table-cell>
          <table:table-cell table:style-name="ce1" office:value-type="string" calcext:value-type="string">
            <text:p>Tap BOOL</text:p>
          </table:table-cell>
          <table:table-cell table:style-name="ce23" office:value-type="string" calcext:value-type="string">
            <text:p>% Survival</text:p>
          </table:table-cell>
          <table:table-cell table:style-name="ce1" office:value-type="string" calcext:value-type="string">
            <text:p>code</text:p>
          </table:table-cell>
          <table:table-cell table:style-name="ce23" office:value-type="string" calcext:value-type="string">
            <text:p>Skill diversity</text:p>
          </table:table-cell>
          <table:table-cell table:style-name="ce1" office:value-type="string" calcext:value-type="string">
            <text:p>Teamwork</text:p>
          </table:table-cell>
          <table:table-cell table:style-name="ce23" office:value-type="string" calcext:value-type="string">
            <text:p>Resiliency</text:p>
          </table:table-cell>
          <table:table-cell table:style-name="ce1" table:number-columns-repeated="996"/>
        </table:table-row>
        <table:table-row table:style-name="ro1">
          <table:table-cell table:style-name="ce7" office:value-type="string" calcext:value-type="string">
            <text:p>Hakim, EJ, Jef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2]-[.T2]" office:value-type="float" office:value="1" calcext:value-type="float">
            <text:p>1</text:p>
          </table:table-cell>
          <table:table-cell table:style-name="ce15" table:formula="of:=SUM([.B2:.R2])" office:value-type="float" office:value="7" calcext:value-type="float">
            <text:p>7</text:p>
          </table:table-cell>
          <table:table-cell table:style-name="ce17" table:formula="of:=IF([.S2]=[.T2]; 0;1)" office:value-type="float" office:value="1" calcext:value-type="float">
            <text:p>1</text:p>
          </table:table-cell>
          <table:table-cell table:formula="of:=[.T2]/[.S2]" office:value-type="percentage" office:value="0.666666666666667" calcext:value-type="percentage">
            <text:p>66.67%</text:p>
          </table:table-cell>
          <table:table-cell table:formula="of:=COM.MICROSOFT.CONCAT([.B2:.R2])" office:value-type="string" office:string-value="00111101001100000" calcext:value-type="string">
            <text:p>00111101001100000</text:p>
          </table:table-cell>
          <table:table-cell table:formula="of:=( [.D2] + [.F2] + [.G2] + [.I2] ) / 4" office:value-type="percentage" office:value="1" calcext:value-type="percentage">
            <text:p>100.00%</text:p>
          </table:table-cell>
          <table:table-cell/>
          <table:table-cell table:formula="of:= (([.B2] + [.J2] + [.K2] + [.L2] + [.M2] + [.N2] + [.O2] + [.P2] + [.Q2] + [.R2]) / 10) * ([.T2] / [.S2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Chris, Honora, Luk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3]-[.T3]" office:value-type="float" office:value="1" calcext:value-type="float">
            <text:p>1</text:p>
          </table:table-cell>
          <table:table-cell table:style-name="ce15" table:formula="of:=SUM([.B3:.R3])" office:value-type="float" office:value="6" calcext:value-type="float">
            <text:p>6</text:p>
          </table:table-cell>
          <table:table-cell table:style-name="ce17" table:formula="of:=IF([.S3]=[.T3]; 0;1)" office:value-type="float" office:value="1" calcext:value-type="float">
            <text:p>1</text:p>
          </table:table-cell>
          <table:table-cell table:formula="of:=[.T3]/[.S3]" office:value-type="percentage" office:value="0.666666666666667" calcext:value-type="percentage">
            <text:p>66.67%</text:p>
          </table:table-cell>
          <table:table-cell table:formula="of:=COM.MICROSOFT.CONCAT([.B3:.R3])" office:value-type="string" office:string-value="01101100000001001" calcext:value-type="string">
            <text:p>01101100000001001</text:p>
          </table:table-cell>
          <table:table-cell table:formula="of:=( [.D3] + [.F3] + [.G3] + [.I3] ) / 4" office:value-type="percentage" office:value="0.75" calcext:value-type="percentage">
            <text:p>75.00%</text:p>
          </table:table-cell>
          <table:table-cell/>
          <table:table-cell table:formula="of:= (([.B3] + [.J3] + [.K3] + [.L3] + [.M3] + [.N3] + [.O3] + [.P3] + [.Q3] + [.R3]) / 10) * ([.T3] / [.S3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Dani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4]-[.T4]" office:value-type="float" office:value="1" calcext:value-type="float">
            <text:p>1</text:p>
          </table:table-cell>
          <table:table-cell table:style-name="ce15" table:formula="of:=SUM([.B4:.R4])" office:value-type="float" office:value="3" calcext:value-type="float">
            <text:p>3</text:p>
          </table:table-cell>
          <table:table-cell table:style-name="ce17" table:formula="of:=IF([.S4]=[.T4]; 0;1)" office:value-type="float" office:value="1" calcext:value-type="float">
            <text:p>1</text:p>
          </table:table-cell>
          <table:table-cell table:formula="of:=[.T4]/[.S4]" office:value-type="percentage" office:value="0" calcext:value-type="percentage">
            <text:p>0.00%</text:p>
          </table:table-cell>
          <table:table-cell table:formula="of:=COM.MICROSOFT.CONCAT([.B4:.R4])" office:value-type="string" office:string-value="00000000001001001" calcext:value-type="string">
            <text:p>00000000001001001</text:p>
          </table:table-cell>
          <table:table-cell table:formula="of:=( [.D4] + [.F4] + [.G4] + [.I4] ) / 4" office:value-type="percentage" office:value="0" calcext:value-type="percentage">
            <text:p>0.00%</text:p>
          </table:table-cell>
          <table:table-cell/>
          <table:table-cell table:formula="of:= (([.B4] + [.J4] + [.K4] + [.L4] + [.M4] + [.N4] + [.O4] + [.P4] + [.Q4] + [.R4]) / 10) * ([.T4] / [.S4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Shane, Dani, Alana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5]-[.T5]" office:value-type="float" office:value="1" calcext:value-type="float">
            <text:p>1</text:p>
          </table:table-cell>
          <table:table-cell table:style-name="ce15" table:formula="of:=SUM([.B5:.R5])" office:value-type="float" office:value="6" calcext:value-type="float">
            <text:p>6</text:p>
          </table:table-cell>
          <table:table-cell table:style-name="ce17" table:formula="of:=IF([.S5]=[.T5]; 0;1)" office:value-type="float" office:value="1" calcext:value-type="float">
            <text:p>1</text:p>
          </table:table-cell>
          <table:table-cell table:formula="of:=[.T5]/[.S5]" office:value-type="percentage" office:value="0.666666666666667" calcext:value-type="percentage">
            <text:p>66.67%</text:p>
          </table:table-cell>
          <table:table-cell table:formula="of:=COM.MICROSOFT.CONCAT([.B5:.R5])" office:value-type="string" office:string-value="00001011000101001" calcext:value-type="string">
            <text:p>00001011000101001</text:p>
          </table:table-cell>
          <table:table-cell table:formula="of:=( [.D5] + [.F5] + [.G5] + [.I5] ) / 4" office:value-type="percentage" office:value="0.5" calcext:value-type="percentage">
            <text:p>50.00%</text:p>
          </table:table-cell>
          <table:table-cell/>
          <table:table-cell table:formula="of:= (([.B5] + [.J5] + [.K5] + [.L5] + [.M5] + [.N5] + [.O5] + [.P5] + [.Q5] + [.R5]) / 10) * ([.T5] / [.S5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Laura, Ev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S6]-[.T6]" office:value-type="float" office:value="0" calcext:value-type="float">
            <text:p>0</text:p>
          </table:table-cell>
          <table:table-cell table:style-name="ce15" table:formula="of:=SUM([.B6:.R6])" office:value-type="float" office:value="4" calcext:value-type="float">
            <text:p>4</text:p>
          </table:table-cell>
          <table:table-cell table:style-name="ce17" table:formula="of:=IF([.S6]=[.T6]; 0;1)" office:value-type="float" office:value="0" calcext:value-type="float">
            <text:p>0</text:p>
          </table:table-cell>
          <table:table-cell table:formula="of:=[.T6]/[.S6]" office:value-type="percentage" office:value="1" calcext:value-type="percentage">
            <text:p>100.00%</text:p>
          </table:table-cell>
          <table:table-cell table:formula="of:=COM.MICROSOFT.CONCAT([.B6:.R6])" office:value-type="string" office:string-value="00101101000000000" calcext:value-type="string">
            <text:p>00101101000000000</text:p>
          </table:table-cell>
          <table:table-cell table:formula="of:=( [.D6] + [.F6] + [.G6] + [.I6] ) / 4" office:value-type="percentage" office:value="1" calcext:value-type="percentage">
            <text:p>100.00%</text:p>
          </table:table-cell>
          <table:table-cell/>
          <table:table-cell table:formula="of:= (([.B6] + [.J6] + [.K6] + [.L6] + [.M6] + [.N6] + [.O6] + [.P6] + [.Q6] + [.R6]) / 10) * ([.T6] / [.S6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Angel, Steven, Rya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7]-[.T7]" office:value-type="float" office:value="2" calcext:value-type="float">
            <text:p>2</text:p>
          </table:table-cell>
          <table:table-cell table:style-name="ce15" table:formula="of:=SUM([.B7:.R7])" office:value-type="float" office:value="6" calcext:value-type="float">
            <text:p>6</text:p>
          </table:table-cell>
          <table:table-cell table:style-name="ce17" table:formula="of:=IF([.S7]=[.T7]; 0;1)" office:value-type="float" office:value="1" calcext:value-type="float">
            <text:p>1</text:p>
          </table:table-cell>
          <table:table-cell table:formula="of:=[.T7]/[.S7]" office:value-type="percentage" office:value="0.333333333333333" calcext:value-type="percentage">
            <text:p>33.33%</text:p>
          </table:table-cell>
          <table:table-cell table:formula="of:=COM.MICROSOFT.CONCAT([.B7:.R7])" office:value-type="string" office:string-value="00101100001010001" calcext:value-type="string">
            <text:p>00101100001010001</text:p>
          </table:table-cell>
          <table:table-cell table:formula="of:=( [.D7] + [.F7] + [.G7] + [.I7] ) / 4" office:value-type="percentage" office:value="0.75" calcext:value-type="percentage">
            <text:p>75.00%</text:p>
          </table:table-cell>
          <table:table-cell/>
          <table:table-cell table:formula="of:= (([.B7] + [.J7] + [.K7] + [.L7] + [.M7] + [.N7] + [.O7] + [.P7] + [.Q7] + [.R7]) / 10) * ([.T7] / [.S7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Kim, Carrie, Darri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8]-[.T8]" office:value-type="float" office:value="2" calcext:value-type="float">
            <text:p>2</text:p>
          </table:table-cell>
          <table:table-cell table:style-name="ce15" table:formula="of:=SUM([.B8:.R8])" office:value-type="float" office:value="4" calcext:value-type="float">
            <text:p>4</text:p>
          </table:table-cell>
          <table:table-cell table:style-name="ce17" table:formula="of:=IF([.S8]=[.T8]; 0;1)" office:value-type="float" office:value="1" calcext:value-type="float">
            <text:p>1</text:p>
          </table:table-cell>
          <table:table-cell table:formula="of:=[.T8]/[.S8]" office:value-type="percentage" office:value="0.333333333333333" calcext:value-type="percentage">
            <text:p>33.33%</text:p>
          </table:table-cell>
          <table:table-cell table:formula="of:=COM.MICROSOFT.CONCAT([.B8:.R8])" office:value-type="string" office:string-value="00101000000010001" calcext:value-type="string">
            <text:p>00101000000010001</text:p>
          </table:table-cell>
          <table:table-cell table:formula="of:=( [.D8] + [.F8] + [.G8] + [.I8] ) / 4" office:value-type="percentage" office:value="0.5" calcext:value-type="percentage">
            <text:p>50.00%</text:p>
          </table:table-cell>
          <table:table-cell/>
          <table:table-cell table:formula="of:= (([.B8] + [.J8] + [.K8] + [.L8] + [.M8] + [.N8] + [.O8] + [.P8] + [.Q8] + [.R8]) / 10) * ([.T8] / [.S8])" office:value-type="percentage" office:value="0.0666666666666667" calcext:value-type="percentage">
            <text:p>6.67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Phaedra, Tawny, Allysa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9]-[.T9]" office:value-type="float" office:value="2" calcext:value-type="float">
            <text:p>2</text:p>
          </table:table-cell>
          <table:table-cell table:style-name="ce15" table:formula="of:=SUM([.B9:.R9])" office:value-type="float" office:value="4" calcext:value-type="float">
            <text:p>4</text:p>
          </table:table-cell>
          <table:table-cell table:style-name="ce17" table:formula="of:=IF([.S9]=[.T9]; 0;1)" office:value-type="float" office:value="1" calcext:value-type="float">
            <text:p>1</text:p>
          </table:table-cell>
          <table:table-cell table:formula="of:=[.T9]/[.S9]" office:value-type="percentage" office:value="0.333333333333333" calcext:value-type="percentage">
            <text:p>33.33%</text:p>
          </table:table-cell>
          <table:table-cell table:formula="of:=COM.MICROSOFT.CONCAT([.B9:.R9])" office:value-type="string" office:string-value="00000000001110010" calcext:value-type="string">
            <text:p>00000000001110010</text:p>
          </table:table-cell>
          <table:table-cell table:formula="of:=( [.D9] + [.F9] + [.G9] + [.I9] ) / 4" office:value-type="percentage" office:value="0" calcext:value-type="percentage">
            <text:p>0.00%</text:p>
          </table:table-cell>
          <table:table-cell/>
          <table:table-cell table:formula="of:= (([.B9] + [.J9] + [.K9] + [.L9] + [.M9] + [.N9] + [.O9] + [.P9] + [.Q9] + [.R9]) / 10) * ([.T9] / [.S9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Clarence, Jake, Stace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10]-[.T10]" office:value-type="float" office:value="2" calcext:value-type="float">
            <text:p>2</text:p>
          </table:table-cell>
          <table:table-cell table:style-name="ce15" table:formula="of:=SUM([.B10:.R10])" office:value-type="float" office:value="6" calcext:value-type="float">
            <text:p>6</text:p>
          </table:table-cell>
          <table:table-cell table:style-name="ce17" table:formula="of:=IF([.S10]=[.T10]; 0;1)" office:value-type="float" office:value="1" calcext:value-type="float">
            <text:p>1</text:p>
          </table:table-cell>
          <table:table-cell table:formula="of:=[.T10]/[.S10]" office:value-type="percentage" office:value="0.333333333333333" calcext:value-type="percentage">
            <text:p>33.33%</text:p>
          </table:table-cell>
          <table:table-cell table:formula="of:=COM.MICROSOFT.CONCAT([.B10:.R10])" office:value-type="string" office:string-value="00100100001111000" calcext:value-type="string">
            <text:p>00100100001111000</text:p>
          </table:table-cell>
          <table:table-cell table:formula="of:=( [.D10] + [.F10] + [.G10] + [.I10] ) / 4" office:value-type="percentage" office:value="0.5" calcext:value-type="percentage">
            <text:p>50.00%</text:p>
          </table:table-cell>
          <table:table-cell/>
          <table:table-cell table:formula="of:= (([.B10] + [.J10] + [.K10] + [.L10] + [.M10] + [.N10] + [.O10] + [.P10] + [.Q10] + [.R10]) / 10) * ([.T10] / [.S10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Fernando, Matt, Shannon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1]-[.T11]" office:value-type="float" office:value="1" calcext:value-type="float">
            <text:p>1</text:p>
          </table:table-cell>
          <table:table-cell table:style-name="ce15" table:formula="of:=SUM([.B11:.R11])" office:value-type="float" office:value="6" calcext:value-type="float">
            <text:p>6</text:p>
          </table:table-cell>
          <table:table-cell table:style-name="ce17" table:formula="of:=IF([.S11]=[.T11]; 0;1)" office:value-type="float" office:value="1" calcext:value-type="float">
            <text:p>1</text:p>
          </table:table-cell>
          <table:table-cell table:formula="of:=[.T11]/[.S11]" office:value-type="percentage" office:value="0.666666666666667" calcext:value-type="percentage">
            <text:p>66.67%</text:p>
          </table:table-cell>
          <table:table-cell table:formula="of:=COM.MICROSOFT.CONCAT([.B11:.R11])" office:value-type="string" office:string-value="00001101000001011" calcext:value-type="string">
            <text:p>00001101000001011</text:p>
          </table:table-cell>
          <table:table-cell table:formula="of:=( [.D11] + [.F11] + [.G11] + [.I11] ) / 4" office:value-type="percentage" office:value="0.75" calcext:value-type="percentage">
            <text:p>75.00%</text:p>
          </table:table-cell>
          <table:table-cell/>
          <table:table-cell table:formula="of:= (([.B11] + [.J11] + [.K11] + [.L11] + [.M11] + [.N11] + [.O11] + [.P11] + [.Q11] + [.R11]) / 10) * ([.T11] / [.S11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Charlie, Matt, Russel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S12]-[.T12]" office:value-type="float" office:value="3" calcext:value-type="float">
            <text:p>3</text:p>
          </table:table-cell>
          <table:table-cell table:style-name="ce15" table:formula="of:=SUM([.B12:.R12])" office:value-type="float" office:value="7" calcext:value-type="float">
            <text:p>7</text:p>
          </table:table-cell>
          <table:table-cell table:style-name="ce17" table:formula="of:=IF([.S12]=[.T12]; 0;1)" office:value-type="float" office:value="1" calcext:value-type="float">
            <text:p>1</text:p>
          </table:table-cell>
          <table:table-cell table:formula="of:=[.T12]/[.S12]" office:value-type="percentage" office:value="0" calcext:value-type="percentage">
            <text:p>0.00%</text:p>
          </table:table-cell>
          <table:table-cell table:formula="of:=COM.MICROSOFT.CONCAT([.B12:.R12])" office:value-type="string" office:string-value="00111101010000010" calcext:value-type="string">
            <text:p>00111101010000010</text:p>
          </table:table-cell>
          <table:table-cell table:formula="of:=( [.D12] + [.F12] + [.G12] + [.I12] ) / 4" office:value-type="percentage" office:value="1" calcext:value-type="percentage">
            <text:p>100.00%</text:p>
          </table:table-cell>
          <table:table-cell/>
          <table:table-cell table:formula="of:= (([.B12] + [.J12] + [.K12] + [.L12] + [.M12] + [.N12] + [.O12] + [.P12] + [.Q12] + [.R12]) / 10) * ([.T12] / [.S12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Giovana, Lacey, Ambe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3]-[.T13]" office:value-type="float" office:value="1" calcext:value-type="float">
            <text:p>1</text:p>
          </table:table-cell>
          <table:table-cell table:style-name="ce15" table:formula="of:=SUM([.B13:.R13])" office:value-type="float" office:value="6" calcext:value-type="float">
            <text:p>6</text:p>
          </table:table-cell>
          <table:table-cell table:style-name="ce17" table:formula="of:=IF([.S13]=[.T13]; 0;1)" office:value-type="float" office:value="1" calcext:value-type="float">
            <text:p>1</text:p>
          </table:table-cell>
          <table:table-cell table:formula="of:=[.T13]/[.S13]" office:value-type="percentage" office:value="0.666666666666667" calcext:value-type="percentage">
            <text:p>66.67%</text:p>
          </table:table-cell>
          <table:table-cell table:formula="of:=COM.MICROSOFT.CONCAT([.B13:.R13])" office:value-type="string" office:string-value="01010101010000010" calcext:value-type="string">
            <text:p>01010101010000010</text:p>
          </table:table-cell>
          <table:table-cell table:formula="of:=( [.D13] + [.F13] + [.G13] + [.I13] ) / 4" office:value-type="percentage" office:value="0.5" calcext:value-type="percentage">
            <text:p>50.00%</text:p>
          </table:table-cell>
          <table:table-cell/>
          <table:table-cell table:formula="of:= (([.B13] + [.J13] + [.K13] + [.L13] + [.M13] + [.N13] + [.O13] + [.P13] + [.Q13] + [.R13]) / 10) * ([.T13] / [.S13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Mat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4]-[.T14]" office:value-type="float" office:value="0" calcext:value-type="float">
            <text:p>0</text:p>
          </table:table-cell>
          <table:table-cell table:style-name="ce15" table:formula="of:=SUM([.B14:.R14])" office:value-type="float" office:value="5" calcext:value-type="float">
            <text:p>5</text:p>
          </table:table-cell>
          <table:table-cell table:style-name="ce17" table:formula="of:=IF([.S14]=[.T14]; 0;1)" office:value-type="float" office:value="0" calcext:value-type="float">
            <text:p>0</text:p>
          </table:table-cell>
          <table:table-cell table:formula="of:=[.T14]/[.S14]" office:value-type="percentage" office:value="1" calcext:value-type="percentage">
            <text:p>100.00%</text:p>
          </table:table-cell>
          <table:table-cell table:formula="of:=COM.MICROSOFT.CONCAT([.B14:.R14])" office:value-type="string" office:string-value="01111000010000000" calcext:value-type="string">
            <text:p>01111000010000000</text:p>
          </table:table-cell>
          <table:table-cell table:formula="of:=( [.D14] + [.F14] + [.G14] + [.I14] ) / 4" office:value-type="percentage" office:value="0.5" calcext:value-type="percentage">
            <text:p>50.00%</text:p>
          </table:table-cell>
          <table:table-cell/>
          <table:table-cell table:formula="of:= (([.B14] + [.J14] + [.K14] + [.L14] + [.M14] + [.N14] + [.O14] + [.P14] + [.Q14] + [.R14]) / 10) * ([.T14] / [.S14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Jeremy, Gary, Trent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5]-[.T15]" office:value-type="float" office:value="1" calcext:value-type="float">
            <text:p>1</text:p>
          </table:table-cell>
          <table:table-cell table:style-name="ce15" table:formula="of:=SUM([.B15:.R15])" office:value-type="float" office:value="7" calcext:value-type="float">
            <text:p>7</text:p>
          </table:table-cell>
          <table:table-cell table:style-name="ce17" table:formula="of:=IF([.S15]=[.T15]; 0;1)" office:value-type="float" office:value="1" calcext:value-type="float">
            <text:p>1</text:p>
          </table:table-cell>
          <table:table-cell table:formula="of:=[.T15]/[.S15]" office:value-type="percentage" office:value="0.666666666666667" calcext:value-type="percentage">
            <text:p>66.67%</text:p>
          </table:table-cell>
          <table:table-cell table:formula="of:=COM.MICROSOFT.CONCAT([.B15:.R15])" office:value-type="string" office:string-value="01101000010011100" calcext:value-type="string">
            <text:p>01101000010011100</text:p>
          </table:table-cell>
          <table:table-cell table:formula="of:=( [.D15] + [.F15] + [.G15] + [.I15] ) / 4" office:value-type="percentage" office:value="0.5" calcext:value-type="percentage">
            <text:p>50.00%</text:p>
          </table:table-cell>
          <table:table-cell/>
          <table:table-cell table:formula="of:= (([.B15] + [.J15] + [.K15] + [.L15] + [.M15] + [.N15] + [.O15] + [.P15] + [.Q15] + [.R15]) / 10) * ([.T15] / [.S15])" office:value-type="percentage" office:value="0.266666666666667" calcext:value-type="percentage">
            <text:p>26.67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Melissa, Kaila, Lindse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16]-[.T16]" office:value-type="float" office:value="0" calcext:value-type="float">
            <text:p>0</text:p>
          </table:table-cell>
          <table:table-cell table:style-name="ce15" table:formula="of:=SUM([.B16:.R16])" office:value-type="float" office:value="3" calcext:value-type="float">
            <text:p>3</text:p>
          </table:table-cell>
          <table:table-cell table:style-name="ce17" table:formula="of:=IF([.S16]=[.T16]; 0;1)" office:value-type="float" office:value="0" calcext:value-type="float">
            <text:p>0</text:p>
          </table:table-cell>
          <table:table-cell table:formula="of:=[.T16]/[.S16]" office:value-type="percentage" office:value="1" calcext:value-type="percentage">
            <text:p>100.00%</text:p>
          </table:table-cell>
          <table:table-cell table:formula="of:=COM.MICROSOFT.CONCAT([.B16:.R16])" office:value-type="string" office:string-value="00101100000000000" calcext:value-type="string">
            <text:p>00101100000000000</text:p>
          </table:table-cell>
          <table:table-cell table:formula="of:=( [.D16] + [.F16] + [.G16] + [.I16] ) / 4" office:value-type="percentage" office:value="0.75" calcext:value-type="percentage">
            <text:p>75.00%</text:p>
          </table:table-cell>
          <table:table-cell/>
          <table:table-cell table:formula="of:= (([.B16] + [.J16] + [.K16] + [.L16] + [.M16] + [.N16] + [.O16] + [.P16] + [.Q16] + [.R16]) / 10) * ([.T16] / [.S16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Lacey, Shane, Clarenc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17]-[.T17]" office:value-type="float" office:value="2" calcext:value-type="float">
            <text:p>2</text:p>
          </table:table-cell>
          <table:table-cell table:style-name="ce15" table:formula="of:=SUM([.B17:.R17])" office:value-type="float" office:value="8" calcext:value-type="float">
            <text:p>8</text:p>
          </table:table-cell>
          <table:table-cell table:style-name="ce17" table:formula="of:=IF([.S17]=[.T17]; 0;1)" office:value-type="float" office:value="1" calcext:value-type="float">
            <text:p>1</text:p>
          </table:table-cell>
          <table:table-cell table:formula="of:=[.T17]/[.S17]" office:value-type="percentage" office:value="0.333333333333333" calcext:value-type="percentage">
            <text:p>33.33%</text:p>
          </table:table-cell>
          <table:table-cell table:formula="of:=COM.MICROSOFT.CONCAT([.B17:.R17])" office:value-type="string" office:string-value="01101100001101001" calcext:value-type="string">
            <text:p>01101100001101001</text:p>
          </table:table-cell>
          <table:table-cell table:formula="of:=( [.D17] + [.F17] + [.G17] + [.I17] ) / 4" office:value-type="percentage" office:value="0.75" calcext:value-type="percentage">
            <text:p>75.00%</text:p>
          </table:table-cell>
          <table:table-cell/>
          <table:table-cell table:formula="of:= (([.B17] + [.J17] + [.K17] + [.L17] + [.M17] + [.N17] + [.O17] + [.P17] + [.Q17] + [.R17]) / 10) * ([.T17] / [.S17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ah, Duck, Melanie 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18]-[.T18]" office:value-type="float" office:value="2" calcext:value-type="float">
            <text:p>2</text:p>
          </table:table-cell>
          <table:table-cell table:style-name="ce15" table:formula="of:=SUM([.B18:.R18])" office:value-type="float" office:value="5" calcext:value-type="float">
            <text:p>5</text:p>
          </table:table-cell>
          <table:table-cell table:style-name="ce17" table:formula="of:=IF([.S18]=[.T18]; 0;1)" office:value-type="float" office:value="1" calcext:value-type="float">
            <text:p>1</text:p>
          </table:table-cell>
          <table:table-cell table:formula="of:=[.T18]/[.S18]" office:value-type="percentage" office:value="0.333333333333333" calcext:value-type="percentage">
            <text:p>33.33%</text:p>
          </table:table-cell>
          <table:table-cell table:formula="of:=COM.MICROSOFT.CONCAT([.B18:.R18])" office:value-type="string" office:string-value="00001100001100001" calcext:value-type="string">
            <text:p>00001100001100001</text:p>
          </table:table-cell>
          <table:table-cell table:formula="of:=( [.D18] + [.F18] + [.G18] + [.I18] ) / 4" office:value-type="percentage" office:value="0.5" calcext:value-type="percentage">
            <text:p>50.00%</text:p>
          </table:table-cell>
          <table:table-cell/>
          <table:table-cell table:formula="of:= (([.B18] + [.J18] + [.K18] + [.L18] + [.M18] + [.N18] + [.O18] + [.P18] + [.Q18] + [.R18]) / 10) * ([.T18] / [.S18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Jeff, Laur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S19]-[.T19]" office:value-type="float" office:value="0" calcext:value-type="float">
            <text:p>0</text:p>
          </table:table-cell>
          <table:table-cell table:style-name="ce15" table:formula="of:=SUM([.B19:.R19])" office:value-type="float" office:value="5" calcext:value-type="float">
            <text:p>5</text:p>
          </table:table-cell>
          <table:table-cell table:style-name="ce17" table:formula="of:=IF([.S19]=[.T19]; 0;1)" office:value-type="float" office:value="0" calcext:value-type="float">
            <text:p>0</text:p>
          </table:table-cell>
          <table:table-cell table:formula="of:=[.T19]/[.S19]" office:value-type="percentage" office:value="1" calcext:value-type="percentage">
            <text:p>100.00%</text:p>
          </table:table-cell>
          <table:table-cell table:formula="of:=COM.MICROSOFT.CONCAT([.B19:.R19])" office:value-type="string" office:string-value="00101101000000100" calcext:value-type="string">
            <text:p>00101101000000100</text:p>
          </table:table-cell>
          <table:table-cell table:formula="of:=( [.D19] + [.F19] + [.G19] + [.I19] ) / 4" office:value-type="percentage" office:value="1" calcext:value-type="percentage">
            <text:p>100.00%</text:p>
          </table:table-cell>
          <table:table-cell/>
          <table:table-cell table:formula="of:= (([.B19] + [.J19] + [.K19] + [.L19] + [.M19] + [.N19] + [.O19] + [.P19] + [.Q19] + [.R19]) / 10) * ([.T19] / [.S19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Charlie, Duck, Russel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S20]-[.T20]" office:value-type="float" office:value="3" calcext:value-type="float">
            <text:p>3</text:p>
          </table:table-cell>
          <table:table-cell table:style-name="ce15" table:formula="of:=SUM([.B20:.R20])" office:value-type="float" office:value="9" calcext:value-type="float">
            <text:p>9</text:p>
          </table:table-cell>
          <table:table-cell table:style-name="ce17" table:formula="of:=IF([.S20]=[.T20]; 0;1)" office:value-type="float" office:value="1" calcext:value-type="float">
            <text:p>1</text:p>
          </table:table-cell>
          <table:table-cell table:formula="of:=[.T20]/[.S20]" office:value-type="percentage" office:value="0" calcext:value-type="percentage">
            <text:p>0.00%</text:p>
          </table:table-cell>
          <table:table-cell table:formula="of:=COM.MICROSOFT.CONCAT([.B20:.R20])" office:value-type="string" office:string-value="11010100101101001" calcext:value-type="string">
            <text:p>11010100101101001</text:p>
          </table:table-cell>
          <table:table-cell table:formula="of:=( [.D20] + [.F20] + [.G20] + [.I20] ) / 4" office:value-type="percentage" office:value="0.25" calcext:value-type="percentage">
            <text:p>25.00%</text:p>
          </table:table-cell>
          <table:table-cell/>
          <table:table-cell table:formula="of:= (([.B20] + [.J20] + [.K20] + [.L20] + [.M20] + [.N20] + [.O20] + [.P20] + [.Q20] + [.R20]) / 10) * ([.T20] / [.S20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Gabriel, James, Duk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21]-[.T21]" office:value-type="float" office:value="0" calcext:value-type="float">
            <text:p>0</text:p>
          </table:table-cell>
          <table:table-cell table:style-name="ce15" table:formula="of:=SUM([.B21:.R21])" office:value-type="float" office:value="3" calcext:value-type="float">
            <text:p>3</text:p>
          </table:table-cell>
          <table:table-cell table:style-name="ce17" table:formula="of:=IF([.S21]=[.T21]; 0;1)" office:value-type="float" office:value="0" calcext:value-type="float">
            <text:p>0</text:p>
          </table:table-cell>
          <table:table-cell table:formula="of:=[.T21]/[.S21]" office:value-type="percentage" office:value="1" calcext:value-type="percentage">
            <text:p>100.00%</text:p>
          </table:table-cell>
          <table:table-cell table:formula="of:=COM.MICROSOFT.CONCAT([.B21:.R21])" office:value-type="string" office:string-value="00100101000000000" calcext:value-type="string">
            <text:p>00100101000000000</text:p>
          </table:table-cell>
          <table:table-cell table:formula="of:=( [.D21] + [.F21] + [.G21] + [.I21] ) / 4" office:value-type="percentage" office:value="0.75" calcext:value-type="percentage">
            <text:p>75.00%</text:p>
          </table:table-cell>
          <table:table-cell/>
          <table:table-cell table:formula="of:= (([.B21] + [.J21] + [.K21] + [.L21] + [.M21] + [.N21] + [.O21] + [.P21] + [.Q21] + [.R21]) / 10) * ([.T21] / [.S21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Rylie, Manu, Christina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22]-[.T22]" office:value-type="float" office:value="2" calcext:value-type="float">
            <text:p>2</text:p>
          </table:table-cell>
          <table:table-cell table:style-name="ce15" table:formula="of:=SUM([.B22:.R22])" office:value-type="float" office:value="5" calcext:value-type="float">
            <text:p>5</text:p>
          </table:table-cell>
          <table:table-cell table:style-name="ce17" table:formula="of:=IF([.S22]=[.T22]; 0;1)" office:value-type="float" office:value="1" calcext:value-type="float">
            <text:p>1</text:p>
          </table:table-cell>
          <table:table-cell table:formula="of:=[.T22]/[.S22]" office:value-type="percentage" office:value="0.333333333333333" calcext:value-type="percentage">
            <text:p>33.33%</text:p>
          </table:table-cell>
          <table:table-cell table:formula="of:=COM.MICROSOFT.CONCAT([.B22:.R22])" office:value-type="string" office:string-value="00000001001100101" calcext:value-type="string">
            <text:p>00000001001100101</text:p>
          </table:table-cell>
          <table:table-cell table:formula="of:=( [.D22] + [.F22] + [.G22] + [.I22] ) / 4" office:value-type="percentage" office:value="0.25" calcext:value-type="percentage">
            <text:p>25.00%</text:p>
          </table:table-cell>
          <table:table-cell/>
          <table:table-cell table:formula="of:= (([.B22] + [.J22] + [.K22] + [.L22] + [.M22] + [.N22] + [.O22] + [.P22] + [.Q22] + [.R22]) / 10) * ([.T22] / [.S22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Nicole, Angela, Max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23]-[.T23]" office:value-type="float" office:value="0" calcext:value-type="float">
            <text:p>0</text:p>
          </table:table-cell>
          <table:table-cell table:style-name="ce15" table:formula="of:=SUM([.B23:.R23])" office:value-type="float" office:value="1" calcext:value-type="float">
            <text:p>1</text:p>
          </table:table-cell>
          <table:table-cell table:style-name="ce17" table:formula="of:=IF([.S23]=[.T23]; 0;1)" office:value-type="float" office:value="0" calcext:value-type="float">
            <text:p>0</text:p>
          </table:table-cell>
          <table:table-cell table:formula="of:=[.T23]/[.S23]" office:value-type="percentage" office:value="1" calcext:value-type="percentage">
            <text:p>100.00%</text:p>
          </table:table-cell>
          <table:table-cell table:formula="of:=COM.MICROSOFT.CONCAT([.B23:.R23])" office:value-type="string" office:string-value="00100000000000000" calcext:value-type="string">
            <text:p>00100000000000000</text:p>
          </table:table-cell>
          <table:table-cell table:formula="of:=( [.D23] + [.F23] + [.G23] + [.I23] ) / 4" office:value-type="percentage" office:value="0.25" calcext:value-type="percentage">
            <text:p>25.00%</text:p>
          </table:table-cell>
          <table:table-cell/>
          <table:table-cell table:formula="of:= (([.B23] + [.J23] + [.K23] + [.L23] + [.M23] + [.N23] + [.O23] + [.P23] + [.Q23] + [.R23]) / 10) * ([.T23] / [.S23])" office:value-type="percentage" office:value="0" calcext:value-type="percentage">
            <text:p>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Bulent, Makani, Kat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24]-[.T24]" office:value-type="float" office:value="2" calcext:value-type="float">
            <text:p>2</text:p>
          </table:table-cell>
          <table:table-cell table:style-name="ce15" table:formula="of:=SUM([.B24:.R24])" office:value-type="float" office:value="9" calcext:value-type="float">
            <text:p>9</text:p>
          </table:table-cell>
          <table:table-cell table:style-name="ce17" table:formula="of:=IF([.S24]=[.T24]; 0;1)" office:value-type="float" office:value="1" calcext:value-type="float">
            <text:p>1</text:p>
          </table:table-cell>
          <table:table-cell table:formula="of:=[.T24]/[.S24]" office:value-type="percentage" office:value="0.333333333333333" calcext:value-type="percentage">
            <text:p>33.33%</text:p>
          </table:table-cell>
          <table:table-cell table:formula="of:=COM.MICROSOFT.CONCAT([.B24:.R24])" office:value-type="string" office:string-value="01101110001101001" calcext:value-type="string">
            <text:p>01101110001101001</text:p>
          </table:table-cell>
          <table:table-cell table:formula="of:=( [.D24] + [.F24] + [.G24] + [.I24] ) / 4" office:value-type="percentage" office:value="0.75" calcext:value-type="percentage">
            <text:p>75.00%</text:p>
          </table:table-cell>
          <table:table-cell/>
          <table:table-cell table:formula="of:= (([.B24] + [.J24] + [.K24] + [.L24] + [.M24] + [.N24] + [.O24] + [.P24] + [.Q24] + [.R24]) / 10) * ([.T24] / [.S24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Suzanne, Seth, Daw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25]-[.T25]" office:value-type="float" office:value="2" calcext:value-type="float">
            <text:p>2</text:p>
          </table:table-cell>
          <table:table-cell table:style-name="ce15" table:formula="of:=SUM([.B25:.R25])" office:value-type="float" office:value="8" calcext:value-type="float">
            <text:p>8</text:p>
          </table:table-cell>
          <table:table-cell table:style-name="ce17" table:formula="of:=IF([.S25]=[.T25]; 0;1)" office:value-type="float" office:value="1" calcext:value-type="float">
            <text:p>1</text:p>
          </table:table-cell>
          <table:table-cell table:formula="of:=[.T25]/[.S25]" office:value-type="percentage" office:value="0.333333333333333" calcext:value-type="percentage">
            <text:p>33.33%</text:p>
          </table:table-cell>
          <table:table-cell table:formula="of:=COM.MICROSOFT.CONCAT([.B25:.R25])" office:value-type="string" office:string-value="01011000011101001" calcext:value-type="string">
            <text:p>01011000011101001</text:p>
          </table:table-cell>
          <table:table-cell table:formula="of:=( [.D25] + [.F25] + [.G25] + [.I25] ) / 4" office:value-type="percentage" office:value="0.25" calcext:value-type="percentage">
            <text:p>25.00%</text:p>
          </table:table-cell>
          <table:table-cell/>
          <table:table-cell table:formula="of:= (([.B25] + [.J25] + [.K25] + [.L25] + [.M25] + [.N25] + [.O25] + [.P25] + [.Q25] + [.R25]) / 10) * ([.T25] / [.S25])" office:value-type="percentage" office:value="0.166666666666667" calcext:value-type="percentage">
            <text:p>16.67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Wes, Gwen, Joshu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26]-[.T26]" office:value-type="float" office:value="2" calcext:value-type="float">
            <text:p>2</text:p>
          </table:table-cell>
          <table:table-cell table:style-name="ce15" table:formula="of:=SUM([.B26:.R26])" office:value-type="float" office:value="9" calcext:value-type="float">
            <text:p>9</text:p>
          </table:table-cell>
          <table:table-cell table:style-name="ce17" table:formula="of:=IF([.S26]=[.T26]; 0;1)" office:value-type="float" office:value="1" calcext:value-type="float">
            <text:p>1</text:p>
          </table:table-cell>
          <table:table-cell table:formula="of:=[.T26]/[.S26]" office:value-type="percentage" office:value="0.333333333333333" calcext:value-type="percentage">
            <text:p>33.33%</text:p>
          </table:table-cell>
          <table:table-cell table:formula="of:=COM.MICROSOFT.CONCAT([.B26:.R26])" office:value-type="string" office:string-value="01101000111101001" calcext:value-type="string">
            <text:p>01101000111101001</text:p>
          </table:table-cell>
          <table:table-cell table:formula="of:=( [.D26] + [.F26] + [.G26] + [.I26] ) / 4" office:value-type="percentage" office:value="0.5" calcext:value-type="percentage">
            <text:p>50.00%</text:p>
          </table:table-cell>
          <table:table-cell/>
          <table:table-cell table:formula="of:= (([.B26] + [.J26] + [.K26] + [.L26] + [.M26] + [.N26] + [.O26] + [.P26] + [.Q26] + [.R26]) / 10) * ([.T26] / [.S26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Sarah, Jon, Rya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27]-[.T27]" office:value-type="float" office:value="1" calcext:value-type="float">
            <text:p>1</text:p>
          </table:table-cell>
          <table:table-cell table:style-name="ce15" table:formula="of:=SUM([.B27:.R27])" office:value-type="float" office:value="8" calcext:value-type="float">
            <text:p>8</text:p>
          </table:table-cell>
          <table:table-cell table:style-name="ce17" table:formula="of:=IF([.S27]=[.T27]; 0;1)" office:value-type="float" office:value="1" calcext:value-type="float">
            <text:p>1</text:p>
          </table:table-cell>
          <table:table-cell table:formula="of:=[.T27]/[.S27]" office:value-type="percentage" office:value="0.666666666666667" calcext:value-type="percentage">
            <text:p>66.67%</text:p>
          </table:table-cell>
          <table:table-cell table:formula="of:=COM.MICROSOFT.CONCAT([.B27:.R27])" office:value-type="string" office:string-value="01101100011100001" calcext:value-type="string">
            <text:p>01101100011100001</text:p>
          </table:table-cell>
          <table:table-cell table:formula="of:=( [.D27] + [.F27] + [.G27] + [.I27] ) / 4" office:value-type="percentage" office:value="0.75" calcext:value-type="percentage">
            <text:p>75.00%</text:p>
          </table:table-cell>
          <table:table-cell/>
          <table:table-cell table:formula="of:= (([.B27] + [.J27] + [.K27] + [.L27] + [.M27] + [.N27] + [.O27] + [.P27] + [.Q27] + [.R27]) / 10) * ([.T27] / [.S27])" office:value-type="percentage" office:value="0.266666666666667" calcext:value-type="percentage">
            <text:p>26.67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Matt, Riley, Ryan 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28]-[.T28]" office:value-type="float" office:value="0" calcext:value-type="float">
            <text:p>0</text:p>
          </table:table-cell>
          <table:table-cell table:style-name="ce15" table:formula="of:=SUM([.B28:.R28])" office:value-type="float" office:value="7" calcext:value-type="float">
            <text:p>7</text:p>
          </table:table-cell>
          <table:table-cell table:style-name="ce17" table:formula="of:=IF([.S28]=[.T28]; 0;1)" office:value-type="float" office:value="0" calcext:value-type="float">
            <text:p>0</text:p>
          </table:table-cell>
          <table:table-cell table:formula="of:=[.T28]/[.S28]" office:value-type="percentage" office:value="1" calcext:value-type="percentage">
            <text:p>100.00%</text:p>
          </table:table-cell>
          <table:table-cell table:formula="of:=COM.MICROSOFT.CONCAT([.B28:.R28])" office:value-type="string" office:string-value="01111101010000000" calcext:value-type="string">
            <text:p>01111101010000000</text:p>
          </table:table-cell>
          <table:table-cell table:formula="of:=( [.D28] + [.F28] + [.G28] + [.I28] ) / 4" office:value-type="percentage" office:value="1" calcext:value-type="percentage">
            <text:p>100.00%</text:p>
          </table:table-cell>
          <table:table-cell/>
          <table:table-cell table:formula="of:= (([.B28] + [.J28] + [.K28] + [.L28] + [.M28] + [.N28] + [.O28] + [.P28] + [.Q28] + [.R28]) / 10) * ([.T28] / [.S28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teven, Lacey, Jeff 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29]-[.T29]" office:value-type="float" office:value="1" calcext:value-type="float">
            <text:p>1</text:p>
          </table:table-cell>
          <table:table-cell table:style-name="ce15" table:formula="of:=SUM([.B29:.R29])" office:value-type="float" office:value="6" calcext:value-type="float">
            <text:p>6</text:p>
          </table:table-cell>
          <table:table-cell table:style-name="ce17" table:formula="of:=IF([.S29]=[.T29]; 0;1)" office:value-type="float" office:value="1" calcext:value-type="float">
            <text:p>1</text:p>
          </table:table-cell>
          <table:table-cell table:formula="of:=[.T29]/[.S29]" office:value-type="percentage" office:value="0.666666666666667" calcext:value-type="percentage">
            <text:p>66.67%</text:p>
          </table:table-cell>
          <table:table-cell table:formula="of:=COM.MICROSOFT.CONCAT([.B29:.R29])" office:value-type="string" office:string-value="01101100010100000" calcext:value-type="string">
            <text:p>01101100010100000</text:p>
          </table:table-cell>
          <table:table-cell table:formula="of:=( [.D29] + [.F29] + [.G29] + [.I29] ) / 4" office:value-type="percentage" office:value="0.75" calcext:value-type="percentage">
            <text:p>75.00%</text:p>
          </table:table-cell>
          <table:table-cell/>
          <table:table-cell table:formula="of:= (([.B29] + [.J29] + [.K29] + [.L29] + [.M29] + [.N29] + [.O29] + [.P29] + [.Q29] + [.R29]) / 10) * ([.T29] / [.S29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Max, Amber, Gary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0]-[.T30]" office:value-type="float" office:value="2" calcext:value-type="float">
            <text:p>2</text:p>
          </table:table-cell>
          <table:table-cell table:style-name="ce15" table:formula="of:=SUM([.B30:.R30])" office:value-type="float" office:value="8" calcext:value-type="float">
            <text:p>8</text:p>
          </table:table-cell>
          <table:table-cell table:style-name="ce17" table:formula="of:=IF([.S30]=[.T30]; 0;1)" office:value-type="float" office:value="1" calcext:value-type="float">
            <text:p>1</text:p>
          </table:table-cell>
          <table:table-cell table:formula="of:=[.T30]/[.S30]" office:value-type="percentage" office:value="0.333333333333333" calcext:value-type="percentage">
            <text:p>33.33%</text:p>
          </table:table-cell>
          <table:table-cell table:formula="of:=COM.MICROSOFT.CONCAT([.B30:.R30])" office:value-type="string" office:string-value="01110100010001110" calcext:value-type="string">
            <text:p>01110100010001110</text:p>
          </table:table-cell>
          <table:table-cell table:formula="of:=( [.D30] + [.F30] + [.G30] + [.I30] ) / 4" office:value-type="percentage" office:value="0.5" calcext:value-type="percentage">
            <text:p>50.00%</text:p>
          </table:table-cell>
          <table:table-cell/>
          <table:table-cell table:formula="of:= (([.B30] + [.J30] + [.K30] + [.L30] + [.M30] + [.N30] + [.O30] + [.P30] + [.Q30] + [.R30]) / 10) * ([.T30] / [.S30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EJ, Sarah, Suzänne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1]-[.T31]" office:value-type="float" office:value="2" calcext:value-type="float">
            <text:p>2</text:p>
          </table:table-cell>
          <table:table-cell table:style-name="ce20" table:formula="of:=SUM([.B31:.R31])" office:value-type="float" office:value="6" calcext:value-type="float">
            <text:p>6</text:p>
          </table:table-cell>
          <table:table-cell table:style-name="ce17" table:formula="of:=IF([.S31]=[.T31]; 0;1)" office:value-type="float" office:value="1" calcext:value-type="float">
            <text:p>1</text:p>
          </table:table-cell>
          <table:table-cell table:formula="of:=[.T31]/[.S31]" office:value-type="percentage" office:value="0.333333333333333" calcext:value-type="percentage">
            <text:p>33.33%</text:p>
          </table:table-cell>
          <table:table-cell table:formula="of:=COM.MICROSOFT.CONCAT([.B31:.R31])" office:value-type="string" office:string-value="00010001010001011" calcext:value-type="string">
            <text:p>00010001010001011</text:p>
          </table:table-cell>
          <table:table-cell table:formula="of:=( [.D31] + [.F31] + [.G31] + [.I31] ) / 4" office:value-type="percentage" office:value="0.25" calcext:value-type="percentage">
            <text:p>25.00%</text:p>
          </table:table-cell>
          <table:table-cell/>
          <table:table-cell table:formula="of:= (([.B31] + [.J31] + [.K31] + [.L31] + [.M31] + [.N31] + [.O31] + [.P31] + [.Q31] + [.R31]) / 10) * ([.T31] / [.S31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Jamie, Dan, Kaila 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2]-[.T32]" office:value-type="float" office:value="2" calcext:value-type="float">
            <text:p>2</text:p>
          </table:table-cell>
          <table:table-cell table:style-name="ce21" table:formula="of:=SUM([.B32:.R32])" office:value-type="float" office:value="5" calcext:value-type="float">
            <text:p>5</text:p>
          </table:table-cell>
          <table:table-cell table:style-name="ce17" table:formula="of:=IF([.S32]=[.T32]; 0;1)" office:value-type="float" office:value="1" calcext:value-type="float">
            <text:p>1</text:p>
          </table:table-cell>
          <table:table-cell table:formula="of:=[.T32]/[.S32]" office:value-type="percentage" office:value="0.333333333333333" calcext:value-type="percentage">
            <text:p>33.33%</text:p>
          </table:table-cell>
          <table:table-cell table:formula="of:=COM.MICROSOFT.CONCAT([.B32:.R32])" office:value-type="string" office:string-value="00101001000000011" calcext:value-type="string">
            <text:p>00101001000000011</text:p>
          </table:table-cell>
          <table:table-cell table:formula="of:=( [.D32] + [.F32] + [.G32] + [.I32] ) / 4" office:value-type="percentage" office:value="0.75" calcext:value-type="percentage">
            <text:p>75.00%</text:p>
          </table:table-cell>
          <table:table-cell/>
          <table:table-cell table:formula="of:= (([.B32] + [.J32] + [.K32] + [.L32] + [.M32] + [.N32] + [.O32] + [.P32] + [.Q32] + [.R32]) / 10) * ([.T32] / [.S32])" office:value-type="percentage" office:value="0.0666666666666667" calcext:value-type="percentage">
            <text:p>6.67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teven, Tim, Lisa 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3]-[.T33]" office:value-type="float" office:value="2" calcext:value-type="float">
            <text:p>2</text:p>
          </table:table-cell>
          <table:table-cell table:style-name="ce21" table:formula="of:=SUM([.B33:.R33])" office:value-type="float" office:value="2" calcext:value-type="float">
            <text:p>2</text:p>
          </table:table-cell>
          <table:table-cell table:style-name="ce17" table:formula="of:=IF([.S33]=[.T33]; 0;1)" office:value-type="float" office:value="1" calcext:value-type="float">
            <text:p>1</text:p>
          </table:table-cell>
          <table:table-cell table:formula="of:=[.T33]/[.S33]" office:value-type="percentage" office:value="0.333333333333333" calcext:value-type="percentage">
            <text:p>33.33%</text:p>
          </table:table-cell>
          <table:table-cell table:formula="of:=COM.MICROSOFT.CONCAT([.B33:.R33])" office:value-type="string" office:string-value="00000100000000001" calcext:value-type="string">
            <text:p>00000100000000001</text:p>
          </table:table-cell>
          <table:table-cell table:formula="of:=( [.D33] + [.F33] + [.G33] + [.I33] ) / 4" office:value-type="percentage" office:value="0.25" calcext:value-type="percentage">
            <text:p>25.00%</text:p>
          </table:table-cell>
          <table:table-cell/>
          <table:table-cell table:formula="of:= (([.B33] + [.J33] + [.K33] + [.L33] + [.M33] + [.N33] + [.O33] + [.P33] + [.Q33] + [.R33]) / 10) * ([.T33] / [.S33])" office:value-type="percentage" office:value="0.0333333333333333" calcext:value-type="percentage">
            <text:p>3.33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Gary, Waz, Rod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S34]-[.T34]" office:value-type="float" office:value="2" calcext:value-type="float">
            <text:p>2</text:p>
          </table:table-cell>
          <table:table-cell table:style-name="ce21" table:formula="of:=SUM([.B34:.R34])" office:value-type="float" office:value="3" calcext:value-type="float">
            <text:p>3</text:p>
          </table:table-cell>
          <table:table-cell table:style-name="ce17" table:formula="of:=IF([.S34]=[.T34]; 0;1)" office:value-type="float" office:value="1" calcext:value-type="float">
            <text:p>1</text:p>
          </table:table-cell>
          <table:table-cell table:formula="of:=[.T34]/[.S34]" office:value-type="percentage" office:value="0.333333333333333" calcext:value-type="percentage">
            <text:p>33.33%</text:p>
          </table:table-cell>
          <table:table-cell table:formula="of:=COM.MICROSOFT.CONCAT([.B34:.R34])" office:value-type="string" office:string-value="01000000000010010" calcext:value-type="string">
            <text:p>01000000000010010</text:p>
          </table:table-cell>
          <table:table-cell table:formula="of:=( [.D34] + [.F34] + [.G34] + [.I34] ) / 4" office:value-type="percentage" office:value="0" calcext:value-type="percentage">
            <text:p>0.00%</text:p>
          </table:table-cell>
          <table:table-cell/>
          <table:table-cell table:formula="of:= (([.B34] + [.J34] + [.K34] + [.L34] + [.M34] + [.N34] + [.O34] + [.P34] + [.Q34] + [.R34]) / 10) * ([.T34] / [.S34])" office:value-type="percentage" office:value="0.0666666666666667" calcext:value-type="percentage">
            <text:p>6.67%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Amber, Jen, Trish 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35]-[.T35]" office:value-type="float" office:value="0" calcext:value-type="float">
            <text:p>0</text:p>
          </table:table-cell>
          <table:table-cell table:style-name="ce21" table:formula="of:=SUM([.B35:.R35])" office:value-type="float" office:value="6" calcext:value-type="float">
            <text:p>6</text:p>
          </table:table-cell>
          <table:table-cell table:style-name="ce17" table:formula="of:=IF([.S35]=[.T35]; 0;1)" office:value-type="float" office:value="0" calcext:value-type="float">
            <text:p>0</text:p>
          </table:table-cell>
          <table:table-cell table:formula="of:=[.T35]/[.S35]" office:value-type="percentage" office:value="1" calcext:value-type="percentage">
            <text:p>100.00%</text:p>
          </table:table-cell>
          <table:table-cell table:formula="of:=COM.MICROSOFT.CONCAT([.B35:.R35])" office:value-type="string" office:string-value="01110101000001000" calcext:value-type="string">
            <text:p>01110101000001000</text:p>
          </table:table-cell>
          <table:table-cell table:formula="of:=( [.D35] + [.F35] + [.G35] + [.I35] ) / 4" office:value-type="percentage" office:value="0.75" calcext:value-type="percentage">
            <text:p>75.00%</text:p>
          </table:table-cell>
          <table:table-cell/>
          <table:table-cell table:formula="of:= (([.B35] + [.J35] + [.K35] + [.L35] + [.M35] + [.N35] + [.O35] + [.P35] + [.Q35] + [.R35]) / 10) * ([.T35] / [.S35])" office:value-type="percentage" office:value="0.1" calcext:value-type="percentage">
            <text:p>1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Gabrielle, Joe, K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36]-[.T36]" office:value-type="float" office:value="1" calcext:value-type="float">
            <text:p>1</text:p>
          </table:table-cell>
          <table:table-cell table:style-name="ce21" table:formula="of:=SUM([.B36:.R36])" office:value-type="float" office:value="6" calcext:value-type="float">
            <text:p>6</text:p>
          </table:table-cell>
          <table:table-cell table:style-name="ce17" table:formula="of:=IF([.S36]=[.T36]; 0;1)" office:value-type="float" office:value="1" calcext:value-type="float">
            <text:p>1</text:p>
          </table:table-cell>
          <table:table-cell table:formula="of:=[.T36]/[.S36]" office:value-type="percentage" office:value="0.666666666666667" calcext:value-type="percentage">
            <text:p>66.67%</text:p>
          </table:table-cell>
          <table:table-cell table:formula="of:=COM.MICROSOFT.CONCAT([.B36:.R36])" office:value-type="string" office:string-value="00100101011100000" calcext:value-type="string">
            <text:p>00100101011100000</text:p>
          </table:table-cell>
          <table:table-cell table:formula="of:=( [.D36] + [.F36] + [.G36] + [.I36] ) / 4" office:value-type="percentage" office:value="0.75" calcext:value-type="percentage">
            <text:p>75.00%</text:p>
          </table:table-cell>
          <table:table-cell/>
          <table:table-cell table:formula="of:= (([.B36] + [.J36] + [.K36] + [.L36] + [.M36] + [.N36] + [.O36] + [.P36] + [.Q36] + [.R36]) / 10) * ([.T36] / [.S36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Trish, Rod, Jeremy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37]-[.T37]" office:value-type="float" office:value="1" calcext:value-type="float">
            <text:p>1</text:p>
          </table:table-cell>
          <table:table-cell table:style-name="ce21" table:formula="of:=SUM([.B37:.R37])" office:value-type="float" office:value="7" calcext:value-type="float">
            <text:p>7</text:p>
          </table:table-cell>
          <table:table-cell table:style-name="ce17" table:formula="of:=IF([.S37]=[.T37]; 0;1)" office:value-type="float" office:value="1" calcext:value-type="float">
            <text:p>1</text:p>
          </table:table-cell>
          <table:table-cell table:formula="of:=[.T37]/[.S37]" office:value-type="percentage" office:value="0.666666666666667" calcext:value-type="percentage">
            <text:p>66.67%</text:p>
          </table:table-cell>
          <table:table-cell table:formula="of:=COM.MICROSOFT.CONCAT([.B37:.R37])" office:value-type="string" office:string-value="01001101010100010" calcext:value-type="string">
            <text:p>01001101010100010</text:p>
          </table:table-cell>
          <table:table-cell table:formula="of:=( [.D37] + [.F37] + [.G37] + [.I37] ) / 4" office:value-type="percentage" office:value="0.75" calcext:value-type="percentage">
            <text:p>75.00%</text:p>
          </table:table-cell>
          <table:table-cell/>
          <table:table-cell table:formula="of:= (([.B37] + [.J37] + [.K37] + [.L37] + [.M37] + [.N37] + [.O37] + [.P37] + [.Q37] + [.R37]) / 10) * ([.T37] / [.S37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Jake, Sarah, Waz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38]-[.T38]" office:value-type="float" office:value="1" calcext:value-type="float">
            <text:p>1</text:p>
          </table:table-cell>
          <table:table-cell table:style-name="ce21" table:formula="of:=SUM([.B38:.R38])" office:value-type="float" office:value="5" calcext:value-type="float">
            <text:p>5</text:p>
          </table:table-cell>
          <table:table-cell table:style-name="ce17" table:formula="of:=IF([.S38]=[.T38]; 0;1)" office:value-type="float" office:value="1" calcext:value-type="float">
            <text:p>1</text:p>
          </table:table-cell>
          <table:table-cell table:formula="of:=[.T38]/[.S38]" office:value-type="percentage" office:value="0.666666666666667" calcext:value-type="percentage">
            <text:p>66.67%</text:p>
          </table:table-cell>
          <table:table-cell table:formula="of:=COM.MICROSOFT.CONCAT([.B38:.R38])" office:value-type="string" office:string-value="01100100010000100" calcext:value-type="string">
            <text:p>01100100010000100</text:p>
          </table:table-cell>
          <table:table-cell table:formula="of:=( [.D38] + [.F38] + [.G38] + [.I38] ) / 4" office:value-type="percentage" office:value="0.5" calcext:value-type="percentage">
            <text:p>50.00%</text:p>
          </table:table-cell>
          <table:table-cell/>
          <table:table-cell table:formula="of:= (([.B38] + [.J38] + [.K38] + [.L38] + [.M38] + [.N38] + [.O38] + [.P38] + [.Q38] + [.R38]) / 10) * ([.T38] / [.S38])" office:value-type="percentage" office:value="0.133333333333333" calcext:value-type="percentage">
            <text:p>13.33%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Wes, Sarah, Jermaine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S39]-[.T39]" office:value-type="float" office:value="0" calcext:value-type="float">
            <text:p>0</text:p>
          </table:table-cell>
          <table:table-cell table:style-name="ce21" table:formula="of:=SUM([.B39:.R39])" office:value-type="float" office:value="7" calcext:value-type="float">
            <text:p>7</text:p>
          </table:table-cell>
          <table:table-cell table:style-name="ce17" table:formula="of:=IF([.S39]=[.T39]; 0;1)" office:value-type="float" office:value="0" calcext:value-type="float">
            <text:p>0</text:p>
          </table:table-cell>
          <table:table-cell table:formula="of:=[.T39]/[.S39]" office:value-type="percentage" office:value="1" calcext:value-type="percentage">
            <text:p>100.00%</text:p>
          </table:table-cell>
          <table:table-cell table:formula="of:=COM.MICROSOFT.CONCAT([.B39:.R39])" office:value-type="string" office:string-value="01101101010001000" calcext:value-type="string">
            <text:p>01101101010001000</text:p>
          </table:table-cell>
          <table:table-cell table:formula="of:=( [.D39] + [.F39] + [.G39] + [.I39] ) / 4" office:value-type="percentage" office:value="1" calcext:value-type="percentage">
            <text:p>100.00%</text:p>
          </table:table-cell>
          <table:table-cell/>
          <table:table-cell table:formula="of:= (([.B39] + [.J39] + [.K39] + [.L39] + [.M39] + [.N39] + [.O39] + [.P39] + [.Q39] + [.R39]) / 10) * ([.T39] / [.S39])" office:value-type="percentage" office:value="0.2" calcext:value-type="percentage">
            <text:p>20.00%</text:p>
          </table:table-cell>
          <table:table-cell table:number-columns-repeated="996"/>
        </table:table-row>
        <table:table-row table:style-name="ro1" table:number-rows-repeated="3">
          <table:table-cell/>
          <table:table-cell table:style-name="ce10" table:number-columns-repeated="17"/>
          <table:table-cell table:number-columns-repeated="1006"/>
        </table:table-row>
        <table:table-row table:style-name="ro1">
          <table:table-cell table:style-name="ce1" office:value-type="string" calcext:value-type="string">
            <text:p>Total Survival %</text:p>
          </table:table-cell>
          <table:table-cell table:style-name="ce12" table:formula="of:=SUM([.T2:.T39]) / SUM([.S2:.S39])" office:value-type="percentage" office:value="0.555555555555556" calcext:value-type="percentage">
            <text:p>55.56%</text:p>
          </table:table-cell>
          <table:table-cell table:style-name="ce12" table:number-columns-repeated="7"/>
          <table:table-cell table:style-name="ce10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Attribute Avg</text:p>
          </table:table-cell>
          <table:table-cell table:formula="of:=SUM([.B2:.B39]) / 38" office:value-type="float" office:value="0.0263157894736842" calcext:value-type="float">
            <text:p>0.0263157894736842</text:p>
          </table:table-cell>
          <table:table-cell table:formula="of:=SUM([.C2:.C39]) / 38" office:value-type="float" office:value="0.473684210526316" calcext:value-type="float">
            <text:p>0.473684210526316</text:p>
          </table:table-cell>
          <table:table-cell table:formula="of:=SUM([.D2:.D39]) / 38" office:value-type="float" office:value="0.657894736842105" calcext:value-type="float">
            <text:p>0.657894736842105</text:p>
          </table:table-cell>
          <table:table-cell table:formula="of:=SUM([.E2:.E39]) / 38" office:value-type="float" office:value="0.263157894736842" calcext:value-type="float">
            <text:p>0.263157894736842</text:p>
          </table:table-cell>
          <table:table-cell table:formula="of:=SUM([.F2:.F39]) / 38" office:value-type="float" office:value="0.605263157894737" calcext:value-type="float">
            <text:p>0.605263157894737</text:p>
          </table:table-cell>
          <table:table-cell table:formula="of:=SUM([.G2:.G39]) / 38" office:value-type="float" office:value="0.657894736842105" calcext:value-type="float">
            <text:p>0.657894736842105</text:p>
          </table:table-cell>
          <table:table-cell table:formula="of:=SUM([.H2:.H39]) / 38" office:value-type="float" office:value="0.0526315789473684" calcext:value-type="float">
            <text:p>0.0526315789473684</text:p>
          </table:table-cell>
          <table:table-cell table:formula="of:=SUM([.I2:.I39]) / 38" office:value-type="float" office:value="0.421052631578947" calcext:value-type="float">
            <text:p>0.421052631578947</text:p>
          </table:table-cell>
          <table:table-cell table:formula="of:=SUM([.J2:.J39]) / 38" office:value-type="float" office:value="0.0526315789473684" calcext:value-type="float">
            <text:p>0.0526315789473684</text:p>
          </table:table-cell>
          <table:table-cell table:formula="of:=SUM([.K2:.K39]) / 38" office:value-type="float" office:value="0.394736842105263" calcext:value-type="float">
            <text:p>0.394736842105263</text:p>
          </table:table-cell>
          <table:table-cell table:formula="of:=SUM([.L2:.L39]) / 38" office:value-type="float" office:value="0.368421052631579" calcext:value-type="float">
            <text:p>0.368421052631579</text:p>
          </table:table-cell>
          <table:table-cell table:formula="of:=SUM([.M2:.M39]) / 38" office:value-type="float" office:value="0.394736842105263" calcext:value-type="float">
            <text:p>0.394736842105263</text:p>
          </table:table-cell>
          <table:table-cell table:formula="of:=SUM([.N2:.N39]) / 38" office:value-type="float" office:value="0.157894736842105" calcext:value-type="float">
            <text:p>0.157894736842105</text:p>
          </table:table-cell>
          <table:table-cell table:formula="of:=SUM([.O2:.O39]) / 38" office:value-type="float" office:value="0.394736842105263" calcext:value-type="float">
            <text:p>0.394736842105263</text:p>
          </table:table-cell>
          <table:table-cell table:formula="of:=SUM([.P2:.P39]) / 38" office:value-type="float" office:value="0.131578947368421" calcext:value-type="float">
            <text:p>0.131578947368421</text:p>
          </table:table-cell>
          <table:table-cell table:formula="of:=SUM([.Q2:.Q39]) / 38" office:value-type="float" office:value="0.236842105263158" calcext:value-type="float">
            <text:p>0.236842105263158</text:p>
          </table:table-cell>
          <table:table-cell table:formula="of:=SUM([.R2:.R39]) / 38" office:value-type="float" office:value="0.447368421052632" calcext:value-type="float">
            <text:p>0.44736842105263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urvival Probability</text:p>
          </table:table-cell>
          <table:table-cell table:style-name="ce5" table:formula="of:=SUMIF([.B2:.B43]; &quot;1&quot; ;[.$T$2:.$T$43]) / SUMIF([.B2:.B43]; &quot;1&quot; ;[.$S$2:.$S$43])" office:value-type="percentage" office:value="0" calcext:value-type="percentage">
            <text:p>0.00%</text:p>
          </table:table-cell>
          <table:table-cell table:style-name="ce5" table:formula="of:=SUMIF([.C2:.C43]; &quot;1&quot; ;[.$T$2:.$T$43]) / SUMIF([.C2:.C43]; &quot;1&quot; ;[.$S$2:.$S$43])" office:value-type="percentage" office:value="0.576923076923077" calcext:value-type="percentage">
            <text:p>57.69%</text:p>
          </table:table-cell>
          <table:table-cell table:style-name="ce5" table:formula="of:=SUMIF([.D2:.D43]; &quot;1&quot; ;[.$T$2:.$T$43]) / SUMIF([.D2:.D43]; &quot;1&quot; ;[.$S$2:.$S$43])" office:value-type="percentage" office:value="0.633802816901409" calcext:value-type="percentage">
            <text:p>63.38%</text:p>
          </table:table-cell>
          <table:table-cell table:style-name="ce5" table:formula="of:=SUMIF([.E2:.E43]; &quot;1&quot; ;[.$T$2:.$T$43]) / SUMIF([.E2:.E43]; &quot;1&quot; ;[.$S$2:.$S$43])" office:value-type="percentage" office:value="0.5" calcext:value-type="percentage">
            <text:p>50.00%</text:p>
          </table:table-cell>
          <table:table-cell table:style-name="ce5" table:formula="of:=SUMIF([.F2:.F43]; &quot;1&quot; ;[.$T$2:.$T$43]) / SUMIF([.F2:.F43]; &quot;1&quot; ;[.$S$2:.$S$43])" office:value-type="percentage" office:value="0.584615384615385" calcext:value-type="percentage">
            <text:p>58.46%</text:p>
          </table:table-cell>
          <table:table-cell table:style-name="ce5" table:formula="of:=SUMIF([.G2:.G43]; &quot;1&quot; ;[.$T$2:.$T$43]) / SUMIF([.G2:.G43]; &quot;1&quot; ;[.$S$2:.$S$43])" office:value-type="percentage" office:value="0.602739726027397" calcext:value-type="percentage">
            <text:p>60.27%</text:p>
          </table:table-cell>
          <table:table-cell table:style-name="ce5" table:formula="of:=SUMIF([.H2:.H43]; &quot;1&quot; ;[.$T$2:.$T$43]) / SUMIF([.H2:.H43]; &quot;1&quot; ;[.$S$2:.$S$43])" office:value-type="percentage" office:value="0.5" calcext:value-type="percentage">
            <text:p>50.00%</text:p>
          </table:table-cell>
          <table:table-cell table:style-name="ce5" table:formula="of:=SUMIF([.I2:.I43]; &quot;1&quot; ;[.$T$2:.$T$43]) / SUMIF([.I2:.I43]; &quot;1&quot; ;[.$S$2:.$S$43])" office:value-type="percentage" office:value="0.673913043478261" calcext:value-type="percentage">
            <text:p>67.39%</text:p>
          </table:table-cell>
          <table:table-cell table:style-name="ce5" table:formula="of:=SUMIF([.J2:.J43]; &quot;1&quot; ;[.$T$2:.$T$43]) / SUMIF([.J2:.J43]; &quot;1&quot; ;[.$S$2:.$S$43])" office:value-type="percentage" office:value="0.166666666666667" calcext:value-type="percentage">
            <text:p>16.67%</text:p>
          </table:table-cell>
          <table:table-cell table:style-name="ce5" table:formula="of:=SUMIF([.K2:.K43]; &quot;1&quot; ;[.$T$2:.$T$43]) / SUMIF([.K2:.K43]; &quot;1&quot; ;[.$S$2:.$S$43])" office:value-type="percentage" office:value="0.581395348837209" calcext:value-type="percentage">
            <text:p>58.14%</text:p>
          </table:table-cell>
          <table:table-cell table:style-name="ce5" table:formula="of:=SUMIF([.L2:.L43]; &quot;1&quot; ;[.$T$2:.$T$43]) / SUMIF([.L2:.L43]; &quot;1&quot; ;[.$S$2:.$S$43])" office:value-type="percentage" office:value="0.375" calcext:value-type="percentage">
            <text:p>37.50%</text:p>
          </table:table-cell>
          <table:table-cell table:style-name="ce5" table:formula="of:=SUMIF([.M2:.M43]; &quot;1&quot; ;[.$T$2:.$T$43]) / SUMIF([.M2:.M43]; &quot;1&quot; ;[.$S$2:.$S$43])" office:value-type="percentage" office:value="0.444444444444444" calcext:value-type="percentage">
            <text:p>44.44%</text:p>
          </table:table-cell>
          <table:table-cell table:style-name="ce5" table:formula="of:=SUMIF([.N2:.N43]; &quot;1&quot; ;[.$T$2:.$T$43]) / SUMIF([.N2:.N43]; &quot;1&quot; ;[.$S$2:.$S$43])" office:value-type="percentage" office:value="0.388888888888889" calcext:value-type="percentage">
            <text:p>38.89%</text:p>
          </table:table-cell>
          <table:table-cell table:style-name="ce5" table:formula="of:=SUMIF([.O2:.O43]; &quot;1&quot; ;[.$T$2:.$T$43]) / SUMIF([.O2:.O43]; &quot;1&quot; ;[.$S$2:.$S$43])" office:value-type="percentage" office:value="0.488372093023256" calcext:value-type="percentage">
            <text:p>48.84%</text:p>
          </table:table-cell>
          <table:table-cell table:style-name="ce5" table:formula="of:=SUMIF([.P2:.P43]; &quot;1&quot; ;[.$T$2:.$T$43]) / SUMIF([.P2:.P43]; &quot;1&quot; ;[.$S$2:.$S$43])" office:value-type="percentage" office:value="0.571428571428571" calcext:value-type="percentage">
            <text:p>57.14%</text:p>
          </table:table-cell>
          <table:table-cell table:style-name="ce5" table:formula="of:=SUMIF([.Q2:.Q43]; &quot;1&quot; ;[.$T$2:.$T$43]) / SUMIF([.Q2:.Q43]; &quot;1&quot; ;[.$S$2:.$S$43])" office:value-type="percentage" office:value="0.407407407407407" calcext:value-type="percentage">
            <text:p>40.74%</text:p>
          </table:table-cell>
          <table:table-cell table:style-name="ce5" table:formula="of:=SUMIF([.R2:.R43]; &quot;1&quot; ;[.$T$2:.$T$43]) / SUMIF([.R2:.R43]; &quot;1&quot; ;[.$S$2:.$S$43])" office:value-type="percentage" office:value="0.387755102040816" calcext:value-type="percentage">
            <text:p>38.78%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LR Equivalent</text:p>
          </table:table-cell>
          <table:table-cell table:style-name="ce6" table:formula="of:= [.B45] * 10" office:value-type="float" office:value="0" calcext:value-type="float">
            <text:p>0.00</text:p>
          </table:table-cell>
          <table:table-cell table:style-name="ce6" table:formula="of:= [.C45] * 10" office:value-type="float" office:value="5.76923076923077" calcext:value-type="float">
            <text:p>5.77</text:p>
          </table:table-cell>
          <table:table-cell table:style-name="ce6" table:formula="of:= [.D45] * 10" office:value-type="float" office:value="6.33802816901409" calcext:value-type="float">
            <text:p>6.34</text:p>
          </table:table-cell>
          <table:table-cell table:style-name="ce6" table:formula="of:= [.E45] * 10" office:value-type="float" office:value="5" calcext:value-type="float">
            <text:p>5.00</text:p>
          </table:table-cell>
          <table:table-cell table:style-name="ce6" table:formula="of:= [.F45] * 10" office:value-type="float" office:value="5.84615384615385" calcext:value-type="float">
            <text:p>5.85</text:p>
          </table:table-cell>
          <table:table-cell table:style-name="ce6" table:formula="of:= [.G45] * 10" office:value-type="float" office:value="6.02739726027397" calcext:value-type="float">
            <text:p>6.03</text:p>
          </table:table-cell>
          <table:table-cell table:style-name="ce6" table:formula="of:= [.H45] * 10" office:value-type="float" office:value="5" calcext:value-type="float">
            <text:p>5.00</text:p>
          </table:table-cell>
          <table:table-cell table:style-name="ce6" table:formula="of:= [.I45] * 10" office:value-type="float" office:value="6.73913043478261" calcext:value-type="float">
            <text:p>6.74</text:p>
          </table:table-cell>
          <table:table-cell table:style-name="ce6" table:formula="of:= [.J45] * 10" office:value-type="float" office:value="1.66666666666667" calcext:value-type="float">
            <text:p>1.67</text:p>
          </table:table-cell>
          <table:table-cell table:style-name="ce6" table:formula="of:= [.K45] * 10" office:value-type="float" office:value="5.81395348837209" calcext:value-type="float">
            <text:p>5.81</text:p>
          </table:table-cell>
          <table:table-cell table:style-name="ce6" table:formula="of:= [.L45] * 10" office:value-type="float" office:value="3.75" calcext:value-type="float">
            <text:p>3.75</text:p>
          </table:table-cell>
          <table:table-cell table:style-name="ce6" table:formula="of:= [.M45] * 10" office:value-type="float" office:value="4.44444444444444" calcext:value-type="float">
            <text:p>4.44</text:p>
          </table:table-cell>
          <table:table-cell table:style-name="ce6" table:formula="of:= [.N45] * 10" office:value-type="float" office:value="3.88888888888889" calcext:value-type="float">
            <text:p>3.89</text:p>
          </table:table-cell>
          <table:table-cell table:style-name="ce6" table:formula="of:= [.O45] * 10" office:value-type="float" office:value="4.88372093023256" calcext:value-type="float">
            <text:p>4.88</text:p>
          </table:table-cell>
          <table:table-cell table:style-name="ce6" table:formula="of:= [.P45] * 10" office:value-type="float" office:value="5.71428571428571" calcext:value-type="float">
            <text:p>5.71</text:p>
          </table:table-cell>
          <table:table-cell table:style-name="ce6" table:formula="of:= [.Q45] * 10" office:value-type="float" office:value="4.07407407407407" calcext:value-type="float">
            <text:p>4.07</text:p>
          </table:table-cell>
          <table:table-cell table:style-name="ce6" table:formula="of:= [.R45] * 10" office:value-type="float" office:value="3.87755102040816" calcext:value-type="float">
            <text:p>3.88</text:p>
          </table:table-cell>
          <table:table-cell table:number-columns-repeated="100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R43 Sheet1.W2:Sheet1.W39">
            <calcext:condition calcext:apply-style-name="Bad" calcext:value="=1" calcext:base-cell-address="Sheet1.B2"/>
          </calcext:conditional-format>
          <calcext:conditional-format calcext:target-range-address="Sheet1.V2:Sheet1.V30 Sheet1.V32:Sheet1.V39">
            <calcext:color-scale>
              <calcext:color-scale-entry calcext:value="0" calcext:type="minimum" calcext:color="#afd095"/>
              <calcext:color-scale-entry calcext:value="50" calcext:type="percentile" calcext:color="#ffffd7"/>
              <calcext:color-scale-entry calcext:value="0" calcext:type="maximum" calcext:color="#ffd7d7"/>
            </calcext:color-scale>
          </calcext:conditional-format>
          <calcext:conditional-format calcext:target-range-address="Sheet1.V31:Sheet1.V39">
            <calcext:color-scale>
              <calcext:color-scale-entry calcext:value="0" calcext:type="minimum" calcext:color="#afd095"/>
              <calcext:color-scale-entry calcext:value="50" calcext:type="percentile" calcext:color="#ffffd7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8:54:06.2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1T12:15:15.076000000</meta:creation-date>
    <dc:date>2024-05-23T19:20:13.262000000</dc:date>
    <meta:editing-duration>PT3H28M1S</meta:editing-duration>
    <meta:editing-cycles>42</meta:editing-cycles>
    <meta:generator>LibreOffice/7.2.2.2$Windows_X86_64 LibreOffice_project/02b2acce88a210515b4a5bb2e46cbfb63fe97d56</meta:generator>
    <meta:document-statistic meta:table-count="1" meta:cell-count="1110" meta:object-count="0"/>
  </office:meta>
</office:document-meta>
</file>